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Übung Links</text:span><text:span text:style-name="T3"><text:line-break/></text:span></text:p>
      <text:p text:style-name="P2"><text:span text:style-name="T3"><text:line-break/>1. Prüfen Sie den Link Count Ihres Verzeichnisses<text:s/></text:span><text:span text:style-name="T4">„</text:span><text:span text:style-name="T5">Dokumente</text:span><text:span text:style-name="T6">“</text:span></text:p>
      <text:p text:style-name="P2"><text:span text:style-name="T7"/></text:p>
      <text:p text:style-name="P2"><text:span text:style-name="T8"><text:line-break/>2. Erstellen Sie nun darin jeweils zwei Dateien und Verzeichnisse und prüfen den Link Count jeweils für das Verzeichnis<text:s/></text:span><text:span text:style-name="T9">„</text:span><text:span text:style-name="T10">Dokumente</text:span><text:span text:style-name="T11">“</text:span><text:span text:style-name="T12"><text:s/>und dessen Inhalt.<text:line-break/><text:line-break/></text:span></text:p>
      <text:p text:style-name="P2"><text:span text:style-name="T13">3. Erstellen Sie im Homeverzeichnis Hardlinks zu den zwei erstellten Dateien und prüfen den Link Count erneut.<text:line-break/><text:line-break/></text:span></text:p>
      <text:p text:style-name="P2"><text:span text:style-name="T13">4. Erstellen Sie im Homeverzeichnis Symbolische Links zu den zwei erstellten Verzeichnissen.</text:span></text:p>
      <text:p text:style-name="P2"><text:span text:style-name="T13">Geben Sie dabei den Pfad einmal absolut und einmal relativ an.<text:line-break/><text:line-break/></text:span></text:p>
      <text:p text:style-name="P2"><text:span text:style-name="T13">5. Erstellen Sie eine Datei mit Inhalt. <text:line-break/><text:line-break/><text:line-break/>6. Erzeugen dann daraus jeweils einen Symbolischen und einen Hardlink.<text:line-break/><text:line-break/></text:span></text:p>
      <text:p text:style-name="P2"><text:span text:style-name="T13">7. Öffnen und bearbeiten Sie den Symbolischen Link und schauen sich die original Datei an.<text:line-break/><text:line-break/></text:span></text:p>
      <text:p text:style-name="P2"><text:span text:style-name="T13">8. Öffnen und bearbeiten Sie den Hardlink und schauen die original Datei erneut an.<text:line-break/><text:line-break/></text:span></text:p>
      <text:p text:style-name="P2"><text:span text:style-name="T13">9. Löschen Sie nun die original Datei. <text:line-break/>Was passiert mit den beiden Links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